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5cm"/>
    </style:style>
    <style:style style:name="gr2" style:family="graphic" style:parent-style-name="objectwithoutfill">
      <style:graphic-properties svg:stroke-width="0.08cm" svg:stroke-color="#000000" draw:marker-start-width="0.32cm" draw:marker-end-width="0.32cm" draw:fill="none" draw:textarea-vertical-align="middle" fo:padding-top="0.115cm" fo:padding-bottom="0.115cm" fo:padding-left="0.24cm" fo:padding-right="0.24cm"/>
    </style:style>
    <style:style style:name="gr3" style:family="graphic" style:parent-style-name="standard">
      <style:graphic-properties draw:stroke="none" svg:stroke-color="#000000" draw:fill="none" fo:min-height="0.713cm"/>
    </style:style>
    <style:style style:name="gr4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ff3333" draw:fill="none" draw:fill-color="#ffffff" fo:min-height="0.737cm"/>
    </style:style>
    <style:style style:name="gr6" style:family="graphic" style:parent-style-name="standard">
      <style:graphic-properties draw:stroke="none" svg:stroke-color="#ff3333" draw:fill="none" draw:fill-color="#ffffff" fo:min-height="5.94cm"/>
    </style:style>
    <style:style style:name="gr7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ff3333" draw:fill="none" draw:fill-color="#ffffff" fo:min-height="4.938cm"/>
    </style:style>
    <style:style style:name="gr9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fo:min-height="0.737cm"/>
    </style:style>
    <style:style style:name="gr11" style:family="graphic" style:parent-style-name="standard">
      <style:graphic-properties draw:stroke="none" svg:stroke-color="#000000" draw:fill="none" draw:fill-color="#ffffff" fo:min-height="3.338cm"/>
    </style:style>
    <style:style style:name="gr12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1.638cm"/>
    </style:style>
    <style:style style:name="gr14" style:family="graphic" style:parent-style-name="standard">
      <style:graphic-properties draw:stroke="none" svg:stroke-color="#000000" draw:fill="none" draw:fill-color="#ffffff" fo:min-height="4.038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draw:shadow="hidden"/>
    </style:style>
    <style:style style:name="gr1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000000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65cm"/>
    </style:style>
    <style:style style:name="gr19" style:family="graphic" style:parent-style-name="standard">
      <style:graphic-properties draw:stroke="none" svg:stroke-color="#000000" draw:fill="none" draw:fill-color="#ffffff" fo:min-height="0.536cm"/>
    </style:style>
    <style:style style:name="gr20" style:family="graphic" style:parent-style-name="standard">
      <style:graphic-properties draw:stroke="none" svg:stroke-color="#000000" draw:fill="none" draw:fill-color="#ffffff" fo:min-height="1.271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ff3333" style:text-underline-style="none"/>
    </style:style>
    <style:style style:name="T5" style:family="text">
      <style:text-properties fo:color="#ff3333"/>
    </style:style>
    <style:style style:name="T6" style:family="text">
      <style:text-properties fo:color="#99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3.4cm" svg:height="0.886cm" svg:x="23.9cm" svg:y="10.214cm">
          <draw:text-box>
            <text:p text:style-name="P1"><text:span text:style-name="T1">POSSIEDE</text:span></text:p>
          </draw:text-box>
        </draw:frame>
        <draw:line draw:style-name="gr2" draw:text-style-name="P2" draw:layer="layout" svg:x1="27.3cm" svg:y1="13.7cm" svg:x2="27.3cm" svg:y2="5.4cm">
          <text:p/>
        </draw:line>
        <draw:line draw:style-name="gr2" draw:text-style-name="P2" draw:layer="layout" svg:x1="5.1cm" svg:y1="14.438cm" svg:x2="5.1cm" svg:y2="8.1cm">
          <text:p/>
        </draw:line>
        <draw:frame draw:style-name="gr3" draw:text-style-name="P3" draw:layer="layout" svg:width="0.959cm" svg:height="0.963cm" svg:x="13.8cm" svg:y="16.937cm">
          <draw:text-box>
            <text:p text:style-name="P3"><text:span text:style-name="T2">1</text:span></text:p>
          </draw:text-box>
        </draw:frame>
        <draw:frame draw:style-name="gr1" draw:text-style-name="P1" draw:layer="layout" svg:width="4.2cm" svg:height="1.521cm" svg:x="1.2cm" svg:y="11.001cm">
          <draw:text-box>
            <text:p text:style-name="P1"><text:span text:style-name="T1">E' STATO ASSEGNATO</text:span></text:p>
          </draw:text-box>
        </draw:frame>
        <draw:frame draw:style-name="gr1" draw:text-style-name="P1" draw:layer="layout" svg:width="4.2cm" svg:height="1.521cm" svg:x="5.2cm" svg:y="9.7cm">
          <draw:text-box>
            <text:p text:style-name="P1"><text:span text:style-name="T1">E' ASSEGNATO</text:span></text:p>
          </draw:text-box>
        </draw:frame>
        <draw:line draw:style-name="gr2" draw:text-style-name="P2" draw:layer="layout" svg:x1="17.6cm" svg:y1="14.438cm" svg:x2="17.6cm" svg:y2="6.6cm">
          <text:p/>
        </draw:line>
        <draw:g>
          <draw:g>
            <draw:custom-shape draw:style-name="gr4" draw:text-style-name="P2" draw:layer="layout" svg:width="7.096cm" svg:height="6.927cm" svg:x="1.1cm" svg:y="1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layer="layout" svg:width="6.017cm" svg:height="1.673cm" svg:x="1.42cm" svg:y="1.26cm">
              <draw:text-box>
                <text:p>UTENTE</text:p>
                <text:p/>
              </draw:text-box>
            </draw:frame>
            <draw:frame draw:style-name="gr6" draw:layer="layout" svg:width="6.378cm" svg:height="6.19cm" svg:x="1.341cm" svg:y="2.01cm">
              <draw:text-box>
                <text:p><text:span text:style-name="T3">ID_CARD </text:span><text:span text:style-name="T4">(PK)</text:span></text:p>
                <text:p>NOME</text:p>
                <text:p>COGNOME</text:p>
                <text:p>DATA_NASCITA</text:p>
                <text:p>CITTA</text:p>
                <text:p>EMAIL</text:p>
                <text:p>CELLULARE</text:p>
                <text:p>PASSWORD</text:p>
              </draw:text-box>
            </draw:frame>
          </draw:g>
          <draw:line draw:style-name="gr7" draw:text-style-name="P2" draw:layer="layout" svg:x1="1.1cm" svg:y1="2.063cm" svg:x2="8.2cm" svg:y2="2.063cm">
            <text:p/>
          </draw:line>
        </draw:g>
        <draw:g>
          <draw:custom-shape draw:style-name="gr4" draw:text-style-name="P2" draw:layer="layout" svg:width="5.897cm" svg:height="6.3cm" svg:x="22.7cm" svg:y="13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5cm" svg:height="0.987cm" svg:x="22.966cm" svg:y="13.76cm">
            <draw:text-box>
              <text:p>AZIENDA</text:p>
            </draw:text-box>
          </draw:frame>
          <draw:frame draw:style-name="gr8" draw:layer="layout" svg:width="5.3cm" svg:height="5.228cm" svg:x="22.9cm" svg:y="14.612cm">
            <draw:text-box>
              <text:p>ID <text:span text:style-name="T5">(PK)</text:span></text:p>
              <text:p>NOME</text:p>
              <text:p>PARTITA_IVA</text:p>
              <text:p>SEDE_LEGALE</text:p>
              <text:p>EMAIL</text:p>
              <text:p>PASSWORD</text:p>
              <text:p>TELEFONO</text:p>
            </draw:text-box>
          </draw:frame>
          <draw:line draw:style-name="gr7" draw:text-style-name="P2" draw:layer="layout" svg:x1="22.7cm" svg:y1="14.563cm" svg:x2="28.6cm" svg:y2="14.563cm">
            <text:p/>
          </draw:line>
        </draw:g>
        <draw:g>
          <draw:custom-shape draw:style-name="gr9" draw:text-style-name="P2" draw:layer="layout" svg:width="6.797cm" svg:height="5.5cm" svg:x="14.6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layer="layout" svg:width="5.763cm" svg:height="0.987cm" svg:x="14.907cm" svg:y="1.26cm">
            <draw:text-box>
              <text:p>PUNTO_VENDITA</text:p>
            </draw:text-box>
          </draw:frame>
          <draw:frame draw:style-name="gr11" draw:layer="layout" svg:width="6.47cm" svg:height="4.517cm" svg:x="14.83cm" svg:y="2.112cm">
            <draw:text-box>
              <text:p>ID <text:span text:style-name="T5">(PK)</text:span></text:p>
              <text:p>ID_AZIENDA <text:span text:style-name="T6">(FK)</text:span></text:p>
              <text:p>INDIRIZZO</text:p>
              <text:p>CITTA</text:p>
              <text:p>EMAIL</text:p>
              <text:p>TELEFONO</text:p>
            </draw:text-box>
          </draw:frame>
          <draw:line draw:style-name="gr12" draw:text-style-name="P2" draw:layer="layout" svg:x1="14.6cm" svg:y1="2.063cm" svg:x2="21.4cm" svg:y2="2.063cm">
            <text:p/>
          </draw:line>
        </draw:g>
        <draw:g>
          <draw:custom-shape draw:style-name="gr9" draw:text-style-name="P2" draw:layer="layout" svg:width="5.098cm" svg:height="3.5cm" svg:x="14.6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layer="layout" svg:width="4.323cm" svg:height="0.987cm" svg:x="14.83cm" svg:y="14.66cm">
            <draw:text-box>
              <text:p>PRODOTTO</text:p>
            </draw:text-box>
          </draw:frame>
          <draw:frame draw:style-name="gr13" draw:layer="layout" svg:width="4.114cm" svg:height="2.384cm" svg:x="14.773cm" svg:y="15.512cm">
            <draw:text-box>
              <text:p>ID <text:span text:style-name="T5">(PK)</text:span></text:p>
              <text:p>NOME</text:p>
              <text:p>QUANTITA'</text:p>
            </draw:text-box>
          </draw:frame>
          <draw:line draw:style-name="gr12" draw:text-style-name="P2" draw:layer="layout" svg:x1="14.6cm" svg:y1="15.463cm" svg:x2="19.7cm" svg:y2="15.463cm">
            <text:p/>
          </draw:line>
        </draw:g>
        <draw:g>
          <draw:custom-shape draw:style-name="gr9" draw:text-style-name="P2" draw:layer="layout" svg:width="7.796cm" svg:height="5.5cm" svg:x="1.07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layer="layout" svg:width="7.12cm" svg:height="0.987cm" svg:x="1.449cm" svg:y="14.56cm">
            <draw:text-box>
              <text:p>PUNTO</text:p>
            </draw:text-box>
          </draw:frame>
          <draw:frame draw:style-name="gr14" draw:layer="layout" svg:width="7.545cm" svg:height="4.288cm" svg:x="1.355cm" svg:y="15.412cm">
            <draw:text-box>
              <text:p>ID <text:span text:style-name="T5">(PK)</text:span></text:p>
              <text:p>ID_CARD <text:span text:style-name="T6">(FK)</text:span></text:p>
              <text:p>ID_PRODOTTO <text:span text:style-name="T6">(FK)</text:span></text:p>
              <text:p>DATA_ASSEGNAZIONE</text:p>
              <text:p>DATA_SCADENZA</text:p>
            </draw:text-box>
          </draw:frame>
          <draw:line draw:style-name="gr12" draw:text-style-name="P2" draw:layer="layout" svg:x1="1.07cm" svg:y1="15.363cm" svg:x2="8.87cm" svg:y2="15.363cm">
            <text:p/>
          </draw:line>
        </draw:g>
        <draw:polygon draw:style-name="gr15" draw:text-style-name="P2" draw:layer="layout" svg:width="0cm" svg:height="0cm" svg:x="12.6cm" svg:y="15.4cm" svg:viewBox="0 0 0 0" draw:points="0,0">
          <text:p/>
        </draw:polygon>
        <draw:polygon draw:style-name="gr15" draw:text-style-name="P2" draw:layer="layout" svg:width="0cm" svg:height="0cm" svg:x="14.701cm" svg:y="18.701cm" svg:viewBox="0 0 0 0" draw:points="0,0">
          <text:p/>
        </draw:polygon>
        <draw:g>
          <draw:line draw:style-name="gr2" draw:text-style-name="P2" draw:layer="layout" svg:x1="8.9cm" svg:y1="16.1cm" svg:x2="9.5cm" svg:y2="16.8cm">
            <text:p/>
          </draw:line>
          <draw:line draw:style-name="gr2" draw:text-style-name="P2" draw:layer="layout" svg:x1="9.5cm" svg:y1="16.8cm" svg:x2="8.9cm" svg:y2="17.5cm">
            <text:p/>
          </draw:line>
        </draw:g>
        <draw:line draw:style-name="gr16" draw:text-style-name="P2" draw:layer="layout" svg:x1="6.8cm" svg:y1="11.2cm" svg:x2="6.8cm" svg:y2="12.7cm">
          <text:p/>
        </draw:line>
        <draw:line draw:style-name="gr16" draw:text-style-name="P2" draw:layer="layout" svg:x1="2.9cm" svg:y1="10.9cm" svg:x2="2.9cm" svg:y2="9.4cm">
          <text:p/>
        </draw:line>
        <draw:g>
          <draw:line draw:style-name="gr17" draw:text-style-name="P2" draw:layer="layout" svg:x1="17.6cm" svg:y1="13.638cm" svg:x2="16.7cm" svg:y2="14.538cm">
            <text:p/>
          </draw:line>
          <draw:line draw:style-name="gr17" draw:text-style-name="P2" draw:layer="layout" svg:x1="17.6cm" svg:y1="13.638cm" svg:x2="18.5cm" svg:y2="14.538cm">
            <text:p/>
          </draw:line>
        </draw:g>
        <draw:frame draw:style-name="gr18" draw:text-style-name="P3" draw:layer="layout" svg:width="1cm" svg:height="0.962cm" svg:x="18.3cm" svg:y="13.638cm">
          <draw:text-box>
            <text:p text:style-name="P3"><text:span text:style-name="T2">N</text:span></text:p>
          </draw:text-box>
        </draw:frame>
        <draw:frame draw:style-name="gr3" draw:text-style-name="P3" draw:layer="layout" svg:width="0.959cm" svg:height="0.963cm" svg:x="4.241cm" svg:y="8.037cm">
          <draw:text-box>
            <text:p text:style-name="P3"><text:span text:style-name="T2">1</text:span></text:p>
          </draw:text-box>
        </draw:frame>
        <draw:line draw:style-name="gr2" draw:text-style-name="P2" draw:layer="layout" svg:x1="8.8cm" svg:y1="16.8cm" svg:x2="14.5cm" svg:y2="16.8cm">
          <text:p/>
        </draw:line>
        <draw:frame draw:style-name="gr19" draw:text-style-name="P1" draw:layer="layout" svg:width="2cm" svg:height="0.886cm" svg:x="12.43cm" svg:y="15.713cm">
          <draw:text-box>
            <text:p text:style-name="P1"><text:span text:style-name="T1">VALE</text:span></text:p>
          </draw:text-box>
        </draw:frame>
        <draw:line draw:style-name="gr16" draw:text-style-name="P2" draw:layer="layout" svg:x1="12.4cm" svg:y1="16.2cm" svg:x2="11.3cm" svg:y2="16.2cm">
          <text:p/>
        </draw:line>
        <draw:frame draw:style-name="gr20" draw:text-style-name="P1" draw:layer="layout" svg:width="4.6cm" svg:height="1.521cm" svg:x="9cm" svg:y="17.1cm">
          <draw:text-box>
            <text:p text:style-name="P1"><text:span text:style-name="T1">E' STATO ASSEGNATO</text:span></text:p>
          </draw:text-box>
        </draw:frame>
        <draw:line draw:style-name="gr16" draw:text-style-name="P2" draw:layer="layout" svg:x1="12cm" svg:y1="17.5cm" svg:x2="13.1cm" svg:y2="17.5cm">
          <text:p/>
        </draw:line>
        <draw:frame draw:style-name="gr18" draw:text-style-name="P3" draw:layer="layout" svg:width="1cm" svg:height="0.962cm" svg:x="9.4cm" svg:y="15.7cm">
          <draw:text-box>
            <text:p text:style-name="P3"><text:span text:style-name="T2">N</text:span></text:p>
          </draw:text-box>
        </draw:frame>
        <draw:frame draw:style-name="gr1" draw:text-style-name="P1" draw:layer="layout" svg:width="4.2cm" svg:height="1.521cm" svg:x="13.7cm" svg:y="9.964cm">
          <draw:text-box>
            <text:p text:style-name="P1"><text:span text:style-name="T1">E' STATO ASSEGNATO</text:span></text:p>
          </draw:text-box>
        </draw:frame>
        <draw:frame draw:style-name="gr1" draw:text-style-name="P1" draw:layer="layout" svg:width="4.2cm" svg:height="1.521cm" svg:x="17.7cm" svg:y="8.663cm">
          <draw:text-box>
            <text:p text:style-name="P1"><text:span text:style-name="T1">E' ASSEGNATO</text:span></text:p>
          </draw:text-box>
        </draw:frame>
        <draw:line draw:style-name="gr16" draw:text-style-name="P2" draw:layer="layout" svg:x1="19.3cm" svg:y1="10.163cm" svg:x2="19.3cm" svg:y2="11.663cm">
          <text:p/>
        </draw:line>
        <draw:line draw:style-name="gr16" draw:text-style-name="P2" draw:layer="layout" svg:x1="15.4cm" svg:y1="9.863cm" svg:x2="15.4cm" svg:y2="8.363cm">
          <text:p/>
        </draw:line>
        <draw:frame draw:style-name="gr3" draw:text-style-name="P3" draw:layer="layout" svg:width="0.959cm" svg:height="0.963cm" svg:x="16.841cm" svg:y="6.6cm">
          <draw:text-box>
            <text:p text:style-name="P3"><text:span text:style-name="T2">1</text:span></text:p>
          </draw:text-box>
        </draw:frame>
        <draw:frame draw:style-name="gr1" draw:text-style-name="P1" draw:layer="layout" svg:width="4.2cm" svg:height="1.521cm" svg:x="1.2cm" svg:y="11.002cm">
          <draw:text-box>
            <text:p text:style-name="P1"><text:span text:style-name="T1">E' STATO ASSEGNATO</text:span></text:p>
          </draw:text-box>
        </draw:frame>
        <draw:frame draw:style-name="gr1" draw:text-style-name="P1" draw:layer="layout" svg:width="4.2cm" svg:height="1.521cm" svg:x="5.2cm" svg:y="9.701cm">
          <draw:text-box>
            <text:p text:style-name="P1"><text:span text:style-name="T1">E' ASSEGNATO</text:span></text:p>
          </draw:text-box>
        </draw:frame>
        <draw:line draw:style-name="gr16" draw:text-style-name="P2" draw:layer="layout" svg:x1="6.8cm" svg:y1="11.201cm" svg:x2="6.8cm" svg:y2="12.701cm">
          <text:p/>
        </draw:line>
        <draw:line draw:style-name="gr16" draw:text-style-name="P2" draw:layer="layout" svg:x1="2.9cm" svg:y1="10.901cm" svg:x2="2.9cm" svg:y2="9.401cm">
          <text:p/>
        </draw:line>
        <draw:frame draw:style-name="gr3" draw:text-style-name="P3" draw:layer="layout" svg:width="0.959cm" svg:height="0.963cm" svg:x="4.241cm" svg:y="8.038cm">
          <draw:text-box>
            <text:p text:style-name="P3"><text:span text:style-name="T2">1</text:span></text:p>
          </draw:text-box>
        </draw:frame>
        <draw:g>
          <draw:line draw:style-name="gr17" draw:text-style-name="P2" draw:layer="layout" svg:x1="5.1cm" svg:y1="13.538cm" svg:x2="4.2cm" svg:y2="14.438cm">
            <text:p/>
          </draw:line>
          <draw:line draw:style-name="gr17" draw:text-style-name="P2" draw:layer="layout" svg:x1="5.1cm" svg:y1="13.538cm" svg:x2="6cm" svg:y2="14.438cm">
            <text:p/>
          </draw:line>
        </draw:g>
        <draw:frame draw:style-name="gr18" draw:text-style-name="P3" draw:layer="layout" svg:width="1cm" svg:height="0.962cm" svg:x="5.9cm" svg:y="13.538cm">
          <draw:text-box>
            <text:p text:style-name="P3"><text:span text:style-name="T2">N</text:span></text:p>
          </draw:text-box>
        </draw:frame>
        <draw:line draw:style-name="gr2" draw:text-style-name="P2" draw:layer="layout" svg:x1="27.4cm" svg:y1="5.4cm" svg:x2="21.5cm" svg:y2="5.4cm">
          <text:p/>
        </draw:line>
        <draw:g>
          <draw:line draw:style-name="gr2" draw:text-style-name="P2" draw:layer="layout" svg:x1="21.5cm" svg:y1="4.7cm" svg:x2="22.1cm" svg:y2="5.4cm">
            <text:p/>
          </draw:line>
          <draw:line draw:style-name="gr2" draw:text-style-name="P2" draw:layer="layout" svg:x1="22.1cm" svg:y1="5.4cm" svg:x2="21.5cm" svg:y2="6.1cm">
            <text:p/>
          </draw:line>
        </draw:g>
        <draw:frame draw:style-name="gr18" draw:text-style-name="P3" draw:layer="layout" svg:width="1cm" svg:height="0.962cm" svg:x="21.6cm" svg:y="5.838cm">
          <draw:text-box>
            <text:p text:style-name="P3"><text:span text:style-name="T2">N</text:span></text:p>
          </draw:text-box>
        </draw:frame>
        <draw:frame draw:style-name="gr3" draw:text-style-name="P3" draw:layer="layout" svg:width="0.959cm" svg:height="0.963cm" svg:x="27.7cm" svg:y="12.5cm">
          <draw:text-box>
            <text:p text:style-name="P3"><text:span text:style-name="T2">1</text:span></text:p>
          </draw:text-box>
        </draw:frame>
        <draw:line draw:style-name="gr16" draw:text-style-name="P2" draw:layer="layout" svg:x1="25.6cm" svg:y1="10.2cm" svg:x2="25.6cm" svg:y2="8.7cm">
          <text:p/>
        </draw:line>
        <draw:frame draw:style-name="gr1" draw:text-style-name="P1" draw:layer="layout" svg:width="4.7cm" svg:height="0.886cm" svg:x="21.89cm" svg:y="4.46cm">
          <draw:text-box>
            <text:p text:style-name="P1"><text:span text:style-name="T1">E' POSSEDUTA</text:span></text:p>
          </draw:text-box>
        </draw:frame>
        <draw:line draw:style-name="gr17" draw:text-style-name="P2" xml:id="id1" draw:id="id1" draw:layer="layout" svg:x1="26.7cm" svg:y1="4.9cm" svg:x2="28.1cm" svg:y2="4.9cm">
          <text:p/>
        </draw:line>
        <draw:connector draw:style-name="gr16" draw:text-style-name="P2" draw:layer="layout" draw:type="line" svg:x1="28.1cm" svg:y1="4.9cm" svg:x2="28.052cm" svg:y2="12.117cm" draw:start-shape="id1" draw:start-glue-point="1" svg:d="M28100 4900l-48 7217" svg:viewBox="0 0 49 72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i </meta:initial-creator>
    <meta:creation-date>2015-08-01T18:16:14.960645793</meta:creation-date>
    <dc:date>2015-08-01T20:21:08.153845659</dc:date>
    <dc:creator>miki </dc:creator>
    <meta:editing-duration>PT11M51S</meta:editing-duration>
    <meta:editing-cycles>1</meta:editing-cycles>
    <meta:document-statistic meta:object-count="75"/>
    <meta:generator>LibreOffice/4.2.7.2$Linux_X86_64 LibreOffice_project/420m0$Build-2</meta:generator>
  </office:meta>
</office:document-meta>
</file>